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0A87AC3DBF4845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paragraph-rsid="001ee474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text-properties officeooo:rsid="002d4a2c" officeooo:paragraph-rsid="002d4a2c"/>
    </style:style>
    <style:style style:name="P16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19" style:family="paragraph" style:parent-style-name="Standard" style:list-style-name="L1">
      <style:text-properties officeooo:rsid="0027fb88" officeooo:paragraph-rsid="0027fb88"/>
    </style:style>
    <style:style style:name="P20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27af7"/>
    </style:style>
    <style:style style:name="T18" style:family="text">
      <style:text-properties officeooo:rsid="0033bef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. zn. <text:span text:style-name="T13">5722</text:span></text:p>
      <text:p text:style-name="P17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1">Personální odbor</text:span>, <text:span text:style-name="T15">zastoupena</text:span>:</text:p>
            <text:p text:style-name="Table_20_Contents"><text:span text:style-name="Internet_20_link"><text:span text:style-name="T12">Bc. Jan Novák jan.novak@pirati.cz, </text:span></text:span><text:span text:style-name="T11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2">Daniela Lakatošová ročník: 1989 bydliště: Turnov</text:p>
          </table:table-cell>
        </table:table-row>
        <table:table-row table:style-name="Tabulka1.3">
          <table:table-cell table:style-name="Tabulka1.A1" office:value-type="string">
            <text:list xml:id="list1140514710500175699" text:style-name="L1">
              <text:list-header>
                <text:p text:style-name="P18">Důvod dodatku:</text:p>
              </text:list-header>
            </text:list>
          </table:table-cell>
          <table:table-cell table:style-name="Tabulka1.B3" office:value-type="string">
            <text:list xml:id="list135934638465099" text:continue-numbering="true" text:style-name="L1">
              <text:list-item>
                <text:p text:style-name="P19">Změna – upřesnění odměny od 1.<text:span text:style-name="T18">2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<text:span text:style-name="T17">75</text:span>0 Kč měsíčně </text:p>
            <text:p text:style-name="P9">• hodinová odměna: <text:span text:style-name="T15">87</text:span> Kč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4"/>
            <text:p text:style-name="P14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3">18.3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A87AC3DBF48452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59:34.039990114</dc:date>
    <meta:editing-cycles>109</meta:editing-cycles>
    <meta:editing-duration>P24DT13H50M52S</meta:editing-duration>
    <meta:generator>LibreOffice/5.1.6.2$Linux_X86_64 LibreOffice_project/10m0$Build-2</meta:generator>
    <meta:print-date>2017-03-18T11:53:41.522141204</meta:print-date>
    <meta:document-statistic meta:table-count="2" meta:image-count="1" meta:object-count="0" meta:page-count="1" meta:paragraph-count="32" meta:word-count="173" meta:character-count="1210" meta:non-whitespace-character-count="1064"/>
    <meta:user-defined meta:name="Informace 1"/>
    <meta:user-defined meta:name="Informace 2"/>
    <meta:user-defined meta:name="Informace 3"/>
    <meta:user-defined meta:name="Informace 4"/>
  </office:meta>
</office:document-meta>
</file>